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orphans="2" fo:widows="2"/>
      <style:text-properties officeooo:rsid="001f9c30" officeooo:paragraph-rsid="001f9c30"/>
    </style:style>
    <style:style style:name="P2" style:family="paragraph" style:parent-style-name="Standard">
      <style:paragraph-properties fo:orphans="2" fo:widows="2"/>
      <style:text-properties officeooo:rsid="001f9c30" officeooo:paragraph-rsid="001f9c30"/>
    </style:style>
    <style:style style:name="P3" style:family="paragraph" style:parent-style-name="Standard">
      <style:paragraph-properties fo:orphans="2" fo:widows="2"/>
      <style:text-properties fo:font-weight="bold" officeooo:rsid="001f9c30" officeooo:paragraph-rsid="001f9c30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bf91b" officeooo:paragraph-rsid="001bf91b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1bf91b" officeooo:paragraph-rsid="001bf91b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rsid="00207a9f" officeooo:paragraph-rsid="00207a9f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1f9c30" officeooo:paragraph-rsid="001f9c30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207a9f" officeooo:paragraph-rsid="00207a9f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220fb9" officeooo:paragraph-rsid="00220fb9"/>
    </style:style>
    <style:style style:name="T1" style:family="text">
      <style:text-properties fo:font-variant="normal" fo:text-transform="none" fo:color="#444444" style:font-name="Helvetica Neue" fo:font-size="9.75pt" fo:letter-spacing="normal" fo:font-style="normal"/>
    </style:style>
    <style:style style:name="T2" style:family="text">
      <style:text-properties fo:font-variant="normal" fo:text-transform="none" fo:color="#444444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444444" style:font-name="Helvetica Neue" fo:font-size="9.7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444444" style:font-name="Helvetica Neue" fo:font-size="9.75pt" fo:letter-spacing="normal" fo:font-style="normal" fo:font-weight="normal"/>
    </style:style>
    <style:style style:name="T5" style:family="text">
      <style:text-properties fo:font-variant="normal" fo:text-transform="none" fo:color="#444444" style:font-name="Helvetica Neue" fo:font-size="9.7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444444" style:font-name="Helvetica Neue" fo:font-size="9.75pt" fo:letter-spacing="normal" fo:font-style="normal" fo:font-weight="normal" officeooo:rsid="00207a9f"/>
    </style:style>
    <style:style style:name="T7" style:family="text">
      <style:text-properties fo:font-variant="normal" fo:text-transform="none" fo:color="#444444" style:font-name="Helvetica Neue" fo:font-size="9.75pt" fo:letter-spacing="normal" fo:font-style="normal" fo:font-weight="normal" officeooo:rsid="00220fb9"/>
    </style:style>
    <style:style style:name="T8" style:family="text">
      <style:text-properties fo:font-variant="normal" fo:text-transform="none" fo:color="#444444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 Preparação.</text:span><text:span text:style-name="T8"> </text:span><text:span text:style-name="T4">Onde se irão realizar os testes? Qual o equipamento necessário? Quais os questionários e/ou formulários necessários? Etc.</text:span></text:p>
      <text:p text:style-name="P4"><text:span text:style-name="T4"/></text:p>
      <text:p text:style-name="P5"><text:span text:style-name="T3">Onde e quando</text:span><text:span text:style-name="T4">: Os testes serão realizados na sala 1.25 às 9:30h no dia 25-05-2017.</text:span></text:p>
      <text:p text:style-name="P5"><text:span text:style-name="T3">Material necessário</text:span><text:span text:style-name="T4">: Computador, desktop ou portátil com ecran de resolução 1960x1080.</text:span></text:p>
      <text:p text:style-name="P6"><text:span text:style-name="T1">Software necessário: </text:span><text:span text:style-name="T5">Google chrome com a ultima actualização.</text:span></text:p>
      <text:p text:style-name="P5"><text:span text:style-name="T3">Duração:</text:span><text:span text:style-name="T4"> O teste consiste na resolução de 3 tarefas, cada uma de cerca de 5-7 minutos, portanto o tempo esperado de duração etá entre 15 e 21 minutos.</text:span></text:p>
      <text:p text:style-name="P8"><text:span text:style-name="T3">Questionários/Formulários</text:span><text:span text:style-name="T4">: </text:span></text:p>
      <text:list xml:id="list7210628386313851893" text:style-name="L1">
        <text:list-item>
          <text:p text:style-name="P1"><text:span text:style-name="T4">Demográfico;</text:span></text:p>
        </text:list-item>
        <text:list-item>
          <text:p text:style-name="P1"><text:span text:style-name="T4">Concordâcia de teste;</text:span></text:p>
        </text:list-item>
        <text:list-item>
          <text:p text:style-name="P1"><text:span text:style-name="T4">Satisfação.</text:span></text:p>
        </text:list-item>
      </text:list>
      <text:p text:style-name="P2"><text:span text:style-name="T4"/></text:p>
      <text:p text:style-name="P3"><text:span text:style-name="T1">Questionário demográfico:</text:span></text:p>
      <text:p text:style-name="P2"><text:span text:style-name="T4"><text:tab/></text:span><text:span text:style-name="T6">Indique a sua idade :</text:span></text:p>
      <text:p text:style-name="P2"><text:span text:style-name="T6"><text:tab/>Sexo:</text:span></text:p>
      <text:p text:style-name="P2"><text:span text:style-name="T6"><text:tab/>Grau de educação mais elevado:</text:span></text:p>
      <text:p text:style-name="P2"><text:span text:style-name="T6"><text:tab/>Com que frequência usa tecnologias touch(1,2,3+ por semana):</text:span></text:p>
      <text:p text:style-name="P2"><text:span text:style-name="T6"/></text:p>
      <text:p text:style-name="P7"><text:span text:style-name="T1">Concordância de teste:</text:span></text:p>
      <text:p text:style-name="P9"><text:span text:style-name="T4"><text:tab/>Durante este teste, vamos proceder a gravação em formato de vídeo </text:span><text:span text:style-name="T7">do ecran</text:span><text:span text:style-name="T4"> d</text:span><text:span text:style-name="T7">urante a</text:span><text:span text:style-name="T4"> realização do teste para que possamos avaliar melhor os erros que a interface possa ter, garantimos também que não existem observadores escondidos, e que todas as gravações vão ser mantidas em maior sigilo e não irão ser partilhadas em nenhum tipo de canal publico ou privado, garantimos também que estes mesmos vídeos irão ser eliminados depois do tratamento da informação presente nos mesmos.</text:span></text:p>
      <text:p text:style-name="P9"><text:span text:style-name="T4"><text:tab/></text:span><text:span text:style-name="T7">Queremos também que saiba que tem total liberdade de se recusar a realizar qualquer tipo de tarefa que lhe possamos pedir, pode também terminar o teste ou fazer alguma pausa quando quiser.</text:span></text:p>
      <text:p text:style-name="P9"><text:span text:style-name="T7"><text:tab/>No final pedimos também que responda um questionário de satisfação o qual tem todo o direito de não responder caso não queira.</text:span></text:p>
      <text:p text:style-name="P10"><text:span text:style-name="T4"><text:tab/>Se aceitar os termos propostos pedimos então que assine o documento no campo a baixo indicado.</text:span></text:p>
      <text:p text:style-name="P10"><text:span text:style-name="T4"/></text:p>
      <text:p text:style-name="P10"><text:span text:style-name="T4"><text:tab/>X______________________________________________________________________________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6:13:27.839321298</meta:creation-date>
    <dc:date>2017-05-21T18:43:09.668835541</dc:date>
    <meta:editing-duration>PT1H28M3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63" meta:character-count="1727" meta:non-whitespace-character-count="1477"/>
  </office:meta>
</office:document-meta>
</file>